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0a2b" officeooo:paragraph-rsid="00030a2b"/>
    </style:style>
    <style:style style:name="P2" style:family="paragraph" style:parent-style-name="Standard">
      <style:text-properties officeooo:rsid="0003512d" officeooo:paragraph-rsid="0003512d"/>
    </style:style>
    <style:style style:name="P3" style:family="paragraph" style:parent-style-name="Standard">
      <style:text-properties officeooo:rsid="0004d969" officeooo:paragraph-rsid="0004d969"/>
    </style:style>
    <style:style style:name="T1" style:family="text">
      <style:text-properties officeooo:rsid="0004d969"/>
    </style:style>
    <style:style style:name="T2" style:family="text">
      <style:text-properties officeooo:rsid="0006b9e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blem 1</text:p>
      <text:p text:style-name="P2">1. I chose the <text:span text:style-name="T2">selection</text:span> sort algorithm, however that does not have O(NlogN) in the best and worst case. The two sorts that have O(NlogN) in the best and worst case are mergesort and heap sort. Mergesort and heap sort are both stable algorithms because they <text:span text:style-name="T1">both copy arrays into temporary arrays.</text:span></text:p>
      <text:p text:style-name="P3">2. The best time complexity is NlogN.</text:p>
      <text:p text:style-name="P3">3.The best time complexity is Nlog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7:58:34.486614454</meta:creation-date>
    <dc:date>2018-11-02T18:24:58.300698102</dc:date>
    <meta:editing-duration>PT15M53S</meta:editing-duration>
    <meta:editing-cycles>3</meta:editing-cycles>
    <meta:generator>LibreOffice/5.1.6.2$Linux_X86_64 LibreOffice_project/10m0$Build-2</meta:generator>
    <meta:document-statistic meta:table-count="0" meta:image-count="0" meta:object-count="0" meta:page-count="1" meta:paragraph-count="4" meta:word-count="67" meta:character-count="379" meta:non-whitespace-character-count="316"/>
  </office:meta>
</office:document-meta>
</file>